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19c" officeooo:paragraph-rsid="0001319c"/>
    </style:style>
    <style:style style:name="P2" style:family="paragraph" style:parent-style-name="Standard">
      <style:text-properties officeooo:rsid="000647e9" officeooo:paragraph-rsid="000647e9"/>
    </style:style>
    <style:style style:name="P3" style:family="paragraph" style:parent-style-name="Standard">
      <style:text-properties officeooo:rsid="0006f423" officeooo:paragraph-rsid="0006f423"/>
    </style:style>
    <style:style style:name="P4" style:family="paragraph" style:parent-style-name="Standard">
      <style:text-properties officeooo:rsid="0008f24c" officeooo:paragraph-rsid="0008f24c"/>
    </style:style>
    <style:style style:name="P5" style:family="paragraph" style:parent-style-name="Standard">
      <style:text-properties officeooo:rsid="000c0990" officeooo:paragraph-rsid="000c0990"/>
    </style:style>
    <style:style style:name="P6" style:family="paragraph" style:parent-style-name="Standard">
      <style:text-properties fo:font-size="18pt" officeooo:rsid="0001319c" officeooo:paragraph-rsid="0001319c" style:font-size-asian="18pt" style:font-size-complex="18pt"/>
    </style:style>
    <style:style style:name="P7" style:family="paragraph" style:parent-style-name="Standard">
      <style:text-properties officeooo:paragraph-rsid="000ef4ba"/>
    </style:style>
    <style:style style:name="P8" style:family="paragraph" style:parent-style-name="Standard">
      <style:text-properties officeooo:paragraph-rsid="000f2782"/>
    </style:style>
    <style:style style:name="P9" style:family="paragraph" style:parent-style-name="Standard">
      <style:text-properties fo:color="#000000" style:font-name="Consolas" fo:font-size="10pt" officeooo:rsid="000ef4ba" officeooo:paragraph-rsid="000ef4ba" style:font-size-asian="10pt"/>
    </style:style>
    <style:style style:name="P10" style:family="paragraph" style:parent-style-name="Standard">
      <style:text-properties fo:color="#000000" style:font-name="Consolas" fo:font-size="10pt" officeooo:rsid="000f2782" officeooo:paragraph-rsid="000f2782" style:font-size-asian="10pt"/>
    </style:style>
    <style:style style:name="P11" style:family="paragraph" style:parent-style-name="Standard">
      <style:text-properties fo:color="#000000" style:font-name="Consolas" fo:font-size="10pt" officeooo:rsid="0017b147" officeooo:paragraph-rsid="0017b147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5183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f5d09" officeooo:paragraph-rsid="000f5d09" style:font-size-asian="10pt"/>
    </style:style>
    <style:style style:name="P18" style:family="paragraph" style:parent-style-name="Text_20_body">
      <style:paragraph-properties fo:margin-left="0in" fo:margin-right="0in" fo:margin-top="0in" fo:margin-bottom="0.1043in" loext:contextual-spacing="false" style:line-height-at-least="0.2291in" fo:text-indent="0in" style:auto-text-indent="false"/>
      <style:text-properties fo:color="#0000ff" fo:font-size="9.75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15183" officeooo:paragraph-rsid="00115183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officeooo:rsid="0001319c" style:font-size-asian="10pt" style:font-weight-asian="bold"/>
    </style:style>
    <style:style style:name="T3" style:family="text">
      <style:text-properties fo:color="#7f0055" style:font-name="Consolas" fo:font-size="10pt" fo:font-weight="bold" officeooo:rsid="0003270e" style:font-size-asian="10pt" style:font-weight-asian="bold"/>
    </style:style>
    <style:style style:name="T4" style:family="text">
      <style:text-properties fo:color="#7f0055" style:font-name="Consolas" fo:font-size="10pt" fo:font-weight="bold" officeooo:rsid="000647e9" style:font-size-asian="10pt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officeooo:rsid="000f2782" style:font-size-asian="10pt"/>
    </style:style>
    <style:style style:name="T9" style:family="text">
      <style:text-properties fo:color="#000000" style:font-name="Consolas" fo:font-size="10pt" officeooo:rsid="00115183" style:font-size-asian="10pt"/>
    </style:style>
    <style:style style:name="T10" style:family="text">
      <style:text-properties fo:color="#000000" style:font-name="Consolas" fo:font-size="10pt" fo:font-style="italic" style:font-size-asian="10pt" style:font-style-asian="italic"/>
    </style:style>
    <style:style style:name="T1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6a3e3e" style:font-name="Consolas" fo:font-size="10pt" style:font-size-asian="10pt"/>
    </style:style>
    <style:style style:name="T13" style:family="text">
      <style:text-properties fo:color="#6a3e3e" style:font-name="Consolas" fo:font-size="10pt" fo:background-color="#f0d8a8" loext:char-shading-value="0" style:font-size-asian="10pt"/>
    </style:style>
    <style:style style:name="T14" style:family="text">
      <style:text-properties fo:color="#6a3e3e" style:font-name="Consolas" fo:font-size="10pt" fo:background-color="#d4d4d4" loext:char-shading-value="0" style:font-size-asian="10pt"/>
    </style:style>
    <style:style style:name="T15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6" style:family="text">
      <style:text-properties fo:color="#3f7f5f" style:font-name="Consolas" fo:font-size="10pt" style:font-size-asian="10pt"/>
    </style:style>
    <style:style style:name="T17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c0" style:font-name="Consolas" fo:font-size="10pt" style:font-size-asian="10pt"/>
    </style:style>
    <style:style style:name="T1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0" style:family="text">
      <style:text-properties fo:font-variant="normal" fo:text-transform="none" fo:color="#0000ff" style:font-name="Open Sans" fo:font-size="9.75pt" fo:letter-spacing="normal" fo:font-style="normal" fo:font-weight="normal"/>
    </style:style>
    <style:style style:name="T21" style:family="text">
      <style:text-properties officeooo:rsid="0001319c"/>
    </style:style>
    <style:style style:name="T22" style:family="text">
      <style:text-properties officeooo:rsid="00077868"/>
    </style:style>
    <style:style style:name="T23" style:family="text">
      <style:text-properties officeooo:rsid="000ef4ba"/>
    </style:style>
    <style:style style:name="T24" style:family="text">
      <style:text-properties fo:color="#2a00ff" style:font-name="Consolas" fo:font-size="10pt" style:font-size-asian="10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7f9fbf" style:font-name="Consolas" fo:font-size="10pt" fo:font-weight="bold" style:font-size-asian="10pt" style:font-weight-asian="bold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<text:span text:style-name="T2">6.</text:span><text:span text:style-name="T1">public</text:span><text:span text:style-name="T7"> </text:span><text:span text:style-name="T1">class</text:span><text:span text:style-name="T7"> UserCode {</text:span></text:p>
      <text:p text:style-name="P14"/>
      <text:p text:style-name="P12"><text:span text:style-name="T7"><text:tab/></text:span><text:span text:style-name="T1">public</text:span><text:span text:style-name="T7"> </text:span><text:span text:style-name="T1">int</text:span><text:span text:style-name="T7"> mergeArray(</text:span><text:span text:style-name="T1">int</text:span><text:span text:style-name="T7"> </text:span><text:span text:style-name="T12">n1</text:span><text:span text:style-name="T7">[], </text:span><text:span text:style-name="T1">int</text:span><text:span text:style-name="T7"> </text:span><text:span text:style-name="T12">n2</text:span><text:span text:style-name="T7">[]) {</text:span></text:p>
      <text:p text:style-name="P14"/>
      <text:p text:style-name="P12"><text:span text:style-name="T7"><text:tab/><text:tab/></text:span><text:span text:style-name="T16">/*</text:span></text:p>
      <text:p text:style-name="P15"><text:tab/><text:tab/> * Given two integer arrays. merge the common elements into a new array.</text:p>
      <text:p text:style-name="P15"><text:tab/><text:tab/> * find the sum of the elements (If no element is common output should</text:p>
      <text:p text:style-name="P15"><text:tab/><text:tab/> * be 0) input1:{1,2,3,4} input2:{3,4,5,6} logic:{3,4} output:7</text:p>
      <text:p text:style-name="P15"><text:tab/><text:tab/> */</text:p>
      <text:p text:style-name="P12"><text:span text:style-name="T7"><text:s/></text:span><text:span text:style-name="T1">int</text:span><text:span text:style-name="T7"> </text:span><text:span text:style-name="T12">sum</text:span><text:span text:style-name="T7">=0;</text:span></text:p>
      <text:p text:style-name="P12"><text:span text:style-name="T7"><text:s/></text:span><text:span text:style-name="T1">int</text:span><text:span text:style-name="T7"> </text:span><text:span text:style-name="T12">a</text:span><text:span text:style-name="T7">[]=</text:span><text:span text:style-name="T1">new</text:span><text:span text:style-name="T7"> </text:span><text:span text:style-name="T1">int</text:span><text:span text:style-name="T7">[100];</text:span></text:p>
      <text:p text:style-name="P12"><text:span text:style-name="T7"><text:s/></text:span><text:span text:style-name="T1">for</text:span><text:span text:style-name="T7">(</text:span><text:span text:style-name="T1">int</text:span><text:span text:style-name="T7"> </text:span><text:span text:style-name="T12">i</text:span><text:span text:style-name="T7">=0;</text:span><text:span text:style-name="T12">i</text:span><text:span text:style-name="T7">&lt;</text:span><text:span text:style-name="T12">n1</text:span><text:span text:style-name="T7">.</text:span><text:span text:style-name="T18">length</text:span><text:span text:style-name="T7">;</text:span><text:span text:style-name="T12">i</text:span><text:span text:style-name="T7">++)</text:span></text:p>
      <text:p text:style-name="P16"><text:s/>{</text:p>
      <text:p text:style-name="P12"><text:span text:style-name="T7"><text:tab/></text:span><text:span text:style-name="T1">for</text:span><text:span text:style-name="T7"> (</text:span><text:span text:style-name="T1">int</text:span><text:span text:style-name="T7"> </text:span><text:span text:style-name="T13">j</text:span><text:span text:style-name="T7">=0;</text:span><text:span text:style-name="T14">j</text:span><text:span text:style-name="T7">&lt;</text:span><text:span text:style-name="T12">n2</text:span><text:span text:style-name="T7">.</text:span><text:span text:style-name="T18">length</text:span><text:span text:style-name="T7">;</text:span><text:span text:style-name="T13">j</text:span><text:span text:style-name="T7">++){</text:span></text:p>
      <text:p text:style-name="P12"><text:span text:style-name="T7"><text:tab/><text:tab/></text:span><text:span text:style-name="T1">if</text:span><text:span text:style-name="T7">(</text:span><text:span text:style-name="T12">n1</text:span><text:span text:style-name="T7">[</text:span><text:span text:style-name="T12">i</text:span><text:span text:style-name="T7">]==</text:span><text:span text:style-name="T12">n2</text:span><text:span text:style-name="T7">[</text:span><text:span text:style-name="T14">j</text:span><text:span text:style-name="T7">]){</text:span></text:p>
      <text:p text:style-name="P12"><text:span text:style-name="T7"><text:tab/><text:tab/><text:tab/></text:span><text:span text:style-name="T12">a</text:span><text:span text:style-name="T7">[</text:span><text:span text:style-name="T12">i</text:span><text:span text:style-name="T7">]=</text:span><text:span text:style-name="T12">n2</text:span><text:span text:style-name="T7">[</text:span><text:span text:style-name="T14">j</text:span><text:span text:style-name="T7">];</text:span></text:p>
      <text:p text:style-name="P12"><text:span text:style-name="T7"><text:tab/><text:tab/><text:tab/></text:span><text:span text:style-name="T12">sum</text:span><text:span text:style-name="T7">=</text:span><text:span text:style-name="T12">sum</text:span><text:span text:style-name="T7">+</text:span><text:span text:style-name="T12">a</text:span><text:span text:style-name="T7">[</text:span><text:span text:style-name="T12">i</text:span><text:span text:style-name="T7">];</text:span></text:p>
      <text:p text:style-name="P16"><text:tab/><text:tab/>}</text:p>
      <text:p text:style-name="P16"><text:tab/>}</text:p>
      <text:p text:style-name="P16"><text:s/>}</text:p>
      <text:p text:style-name="P12"><text:span text:style-name="T7"><text:tab/><text:tab/></text:span><text:span text:style-name="T1">return</text:span><text:span text:style-name="T7"> </text:span><text:span text:style-name="T12">sum</text:span><text:span text:style-name="T7">;</text:span></text:p>
      <text:p text:style-name="P14"/>
      <text:p text:style-name="P16"><text:tab/>}</text:p>
      <text:p text:style-name="P16">}</text:p>
      <text:p text:style-name="Standard"/>
      <text:p text:style-name="Standard"/>
      <text:p text:style-name="Standard"/>
      <text:p text:style-name="P1"/>
      <text:p text:style-name="P1"/>
      <text:p text:style-name="P1"><text:span text:style-name="T22">17,</text:span>23.import java.util.*;</text:p>
      <text:p text:style-name="P1"/>
      <text:p text:style-name="P1">public class UserCode {</text:p>
      <text:p text:style-name="P1"><text:tab/>public static String removalOfDuplicateCharacters(String s1){</text:p>
      <text:p text:style-name="P1"><text:tab/><text:tab/>/*Write a Program that accepts a string and removes the duplicate characters.</text:p>
      <text:p text:style-name="P1">Using Linked HashSet</text:p>
      <text:p text:style-name="P1"/>
      <text:p text:style-name="P1"><text:s text:c="9"/>Input : <text:s/>aabbcccdcc</text:p>
      <text:p text:style-name="P1"><text:tab/> <text:s text:c="4"/>Output: <text:s text:c="2"/>abcd <text:s text:c="11"/>*/</text:p>
      <text:p text:style-name="P1"/>
      <text:p text:style-name="P1">char[] chars = s1.toCharArray();</text:p>
      <text:p text:style-name="P1">Set&lt;Character&gt; charSet = new LinkedHashSet&lt;Character&gt;();</text:p>
      <text:p text:style-name="P1">for (char c : chars) {</text:p>
      <text:p text:style-name="P1"><text:s text:c="4"/>charSet.add(c);</text:p>
      <text:p text:style-name="P1">}</text:p>
      <text:p text:style-name="P1"/>
      <text:p text:style-name="P1">StringBuilder sb = new StringBuilder();</text:p>
      <text:p text:style-name="P1">for (Character character : charSet) {</text:p>
      <text:p text:style-name="P1"><text:s text:c="4"/>sb.append(character);</text:p>
      <text:p text:style-name="P1">}</text:p>
      <text:p text:style-name="P6"><text:tab/><text:tab/>return sb.toString();</text:p>
      <text:p text:style-name="P1"><text:tab/>}</text:p>
      <text:p text:style-name="P1"><text:soft-page-break/></text:p>
      <text:p text:style-name="P1">}</text:p>
      <text:p text:style-name="P1"/>
      <text:p text:style-name="P1"/>
      <text:p text:style-name="P1"><draw:frame draw:style-name="fr1" draw:name="Frame1" text:anchor-type="paragraph" svg:x="-0.7874in" svg:y="0.1457in" svg:width="9.8957in" draw:z-index="0"><draw:text-box fo:min-height="0.0161in"><text:p text:style-name="P18"/><text:p text:style-name="P18"><text:bookmark text:name="cphKlassAktLMSV5Learner_lblAssignmentDesc"/><text:s text:c="4"/><text:span text:style-name="T21">10.</text:span>Write a Program that accepts a string and removes the duplicate characters.<text:line-break/><text:line-break/> <text:s text:c="3"/>Hint: Use Linked HashSet<text:line-break/><text:line-break/> <text:s/>Example:<text:line-break/><text:line-break/> <text:s text:c="2"/>I/p : aabbcccdcc<text:line-break/> <text:s text:c="2"/>O/p : abcd</text:p></draw:text-box></draw:frame><draw:frame draw:style-name="fr2" draw:name="Frame2" text:anchor-type="paragraph" svg:width="4.948in" draw:z-index="1"><draw:text-box fo:min-height="0.0161in"><text:p text:style-name="Text_20_body"/></draw:text-box></draw:frame><text:line-break/></text:p>
      <text:p text:style-name="P1"/>
      <text:p text:style-name="P1"/>
      <text:p text:style-name="P1"/>
      <text:p text:style-name="P1">int rem=0,sum=0;</text:p>
      <text:p text:style-name="P1">while(n1!=0)</text:p>
      <text:p text:style-name="P1">rem=n1%10;</text:p>
      <text:p text:style-name="P1">sum=sum+(rem*rem);</text:p>
      <text:p text:style-name="P1">n1=n1/10;</text:p>
      <text:p text:style-name="P1">}</text:p>
      <text:p text:style-name="P1">return sum;</text:p>
      <text:p text:style-name="P1"/>
      <text:p text:style-name="P1"/>
      <text:p text:style-name="P1"/>
      <text:p text:style-name="P1"><text:span text:style-name="T20">2.Write a program to input 3 values. If any value is equal to 13, ignore that input, as well as the next value to 13. Sum the remaining input values.</text:span><text:line-break/><text:line-break/><text:span text:style-name="T20">Example 1: Input 1 = 1, Input 2 = 2, Input 3 =3; Output = 6</text:span><text:line-break/><text:span text:style-name="T20">Example 2: Input 1 = 1, Input 2 = 13, Input 3 = 3, Output = 1 (because Input 2 is 13 and hence Input 3 is skipped from summation)</text:span><text:line-break/><text:span text:style-name="T20">Example 3: Input 1 = 13, Input 2 = 2, Input 3 = 8, Output = 8 (because Input 1 is 13 and hence Input 2 is skipped from summation)</text:span> </text:p>
      <text:p text:style-name="P1"/>
      <text:p text:style-name="P1">if(ip1!=13 &amp;&amp; ip2!=13 &amp;&amp; ip3!=13)</text:p>
      <text:p text:style-name="P1">return ip1+ip2+ip3;</text:p>
      <text:p text:style-name="P1">else if(ip1=13 &amp;&amp; ip2!=13 &amp;&amp; ip3!=13)</text:p>
      <text:p text:style-name="P1">return ip3;</text:p>
      <text:p text:style-name="P1">else if(ip1!=13 &amp;&amp; ip2=13 &amp;&amp; ip3!=13)</text:p>
      <text:p text:style-name="P1">return ip1;</text:p>
      <text:p text:style-name="P1"><text:s/>else if(ip1=13 &amp;&amp; ip2=13 &amp;&amp; ip3!=13)</text:p>
      <text:p text:style-name="P1">return ip3;</text:p>
      <text:p text:style-name="P1">else if(ip1!=13 &amp;&amp; ip2!=13 &amp;&amp; ip3=13)</text:p>
      <text:p text:style-name="P1"><text:soft-page-break/>return ip1+ip2;</text:p>
      <text:p text:style-name="P1">else if(ip1=13 &amp;&amp; ip2!=13 &amp;&amp; ip3=13)</text:p>
      <text:p text:style-name="P1">return 0;</text:p>
      <text:p text:style-name="P1">else if(ip1=13 &amp;&amp; ip2=13 &amp;&amp; ip3=13)</text:p>
      <text:p text:style-name="P1">return 0;</text:p>
      <text:p text:style-name="P1">else </text:p>
      <text:p text:style-name="P1">return 0;</text:p>
      <text:p text:style-name="P1"/>
      <text:p text:style-name="P1"/>
      <text:p text:style-name="P1"><text:span text:style-name="T20">1.Write a program to retrieve the maximum integer which is in an odd-index from an array</text:span><text:line-break/><text:line-break/><text:span text:style-name="T20">Hint : Array List of Integers</text:span><text:line-break/><text:span text:style-name="T20">Example:</text:span><text:line-break/><text:line-break/><text:span text:style-name="T20">Input : 10,23,45,54,32,14,55,65,56</text:span><text:line-break/><text:span text:style-name="T20">Output : 65</text:span> </text:p>
      <text:p text:style-name="P1"/>
      <text:p text:style-name="P1"/>
      <text:p text:style-name="P1">int b=0;</text:p>
      <text:p text:style-name="P1">for(int i=1;i&lt;a.length;i=+2)</text:p>
      <text:p text:style-name="P1">if(a[i]&gt;0)</text:p>
      <text:p text:style-name="P1">b=a[i];</text:p>
      <text:p text:style-name="P1">return b;</text:p>
      <text:p text:style-name="P1"/>
      <text:p text:style-name="P1"/>
      <text:p text:style-name="P1"><text:span text:style-name="T3">4.</text:span><text:span text:style-name="T1">import</text:span><text:span text:style-name="T7"> java.util.*;</text:span></text:p>
      <text:p text:style-name="P14"/>
      <text:p text:style-name="P12"><text:span text:style-name="T1">public</text:span><text:span text:style-name="T7"> </text:span><text:span text:style-name="T1">class</text:span><text:span text:style-name="T7"> UserCode {</text:span></text:p>
      <text:p text:style-name="P1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float</text:span><text:span text:style-name="T7"> getTheTotalCostOfPheripherals(HashMap&lt;String, String&gt; </text:span><text:span text:style-name="T12">m1</text:span><text:span text:style-name="T7">, String[] </text:span><text:span text:style-name="T12">s</text:span><text:span text:style-name="T7">) {</text:span></text:p>
      <text:p text:style-name="P12"><text:span text:style-name="T7"><text:tab/><text:tab/></text:span><text:span text:style-name="T16">/*</text:span></text:p>
      <text:p text:style-name="P15"><text:tab/><text:tab/> * Input HashMap HashMap&lt;String,String&gt;</text:p>
      <text:p text:style-name="P15"><text:tab/><text:tab/> * input1={"mouse":"100.2","speaker":"500.6","Monitor":"2000.23"};</text:p>
      <text:p text:style-name="P15"><text:tab/><text:tab/> * String[] s={"speaker","mouse"};</text:p>
      <text:p text:style-name="P12"><text:span text:style-name="T16"><text:tab/><text:tab/> * compare the given string array with </text:span><text:span text:style-name="T17">Keyset</text:span><text:span text:style-name="T16"> in Map add the values of Corresponding </text:span><text:span text:style-name="T17">Keyset</text:span><text:span text:style-name="T16">, </text:span></text:p>
      <text:p text:style-name="P15"><text:tab/><text:tab/> * output in Float value=600.80(500.6+100.2);</text:p>
      <text:p text:style-name="P15"><text:tab/><text:tab/> */</text:p>
      <text:p text:style-name="P12"><text:span text:style-name="T7"><text:s text:c="8"/>HashMap&lt;String, String&gt; </text:span><text:span text:style-name="T15">g</text:span><text:span text:style-name="T7"> = </text:span><text:span text:style-name="T1">new</text:span><text:span text:style-name="T7"> HashMap&lt;String, String&gt;(</text:span><text:span text:style-name="T12">m1</text:span><text:span text:style-name="T7">); </text:span></text:p>
      <text:p text:style-name="P12"><text:span text:style-name="T7"><text:s text:c="8"/></text:span><text:span text:style-name="T1">float</text:span><text:span text:style-name="T7"> </text:span><text:span text:style-name="T12">f</text:span><text:span text:style-name="T7">=0;</text:span></text:p>
      <text:p text:style-name="P12"><text:span text:style-name="T7"><text:s text:c="8"/></text:span><text:span text:style-name="T1">for</text:span><text:span text:style-name="T7">(</text:span><text:span text:style-name="T1">int</text:span><text:span text:style-name="T7"> </text:span><text:span text:style-name="T12">i</text:span><text:span text:style-name="T7">=0;</text:span><text:span text:style-name="T12">i</text:span><text:span text:style-name="T7">&lt;</text:span><text:span text:style-name="T12">s</text:span><text:span text:style-name="T7">.</text:span><text:span text:style-name="T18">length</text:span><text:span text:style-name="T7">;</text:span><text:span text:style-name="T12">i</text:span><text:span text:style-name="T7">++){</text:span></text:p>
      <text:p text:style-name="P12"><text:span text:style-name="T7"><text:s text:c="8"/><text:tab/></text:span><text:span text:style-name="T1">if</text:span><text:span text:style-name="T7">(</text:span><text:span text:style-name="T12">m1</text:span><text:span text:style-name="T7">.containsKey (</text:span><text:span text:style-name="T12">s</text:span><text:span text:style-name="T7">[</text:span><text:span text:style-name="T12">i</text:span><text:span text:style-name="T7">])){</text:span></text:p>
      <text:p text:style-name="P12"><text:span text:style-name="T7"><text:s text:c="8"/><text:tab/> </text:span><text:span text:style-name="T12">f</text:span><text:span text:style-name="T7">+=Float.</text:span><text:span text:style-name="T10">parseFloat</text:span><text:span text:style-name="T7">(</text:span><text:span text:style-name="T12">m1</text:span><text:span text:style-name="T7">.get(</text:span><text:span text:style-name="T12">s</text:span><text:span text:style-name="T7">[</text:span><text:span text:style-name="T12">i</text:span><text:span text:style-name="T7">]));</text:span></text:p>
      <text:p text:style-name="P16"><text:s text:c="8"/><text:tab/>}</text:p>
      <text:p text:style-name="P16"><text:s text:c="8"/>}</text:p>
      <text:p text:style-name="P12"><text:span text:style-name="T7"><text:tab/><text:tab/><text:tab/><text:tab/></text:span><text:span text:style-name="T1">return</text:span><text:span text:style-name="T7"> </text:span><text:span text:style-name="T12">f</text:span><text:span text:style-name="T7">;</text:span></text:p>
      <text:p text:style-name="P16"><text:tab/>}</text:p>
      <text:p text:style-name="P16">}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4">5.</text:span><text:span text:style-name="T1">import</text:span><text:span text:style-name="T7"> java.util.*;</text:span></text:p>
      <text:p text:style-name="P12"><text:span text:style-name="T1">import</text:span><text:span text:style-name="T7"> java.util.Map.Entry;</text:span></text:p>
      <text:p text:style-name="P14"/>
      <text:p text:style-name="P14"/>
      <text:p text:style-name="P12"><text:span text:style-name="T1">public</text:span><text:span text:style-name="T7"> </text:span><text:span text:style-name="T1">class</text:span><text:span text:style-name="T7"> UserCode {</text:span></text:p>
      <text:p text:style-name="P1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fetchingKeysDivisibleByFour(Map&lt;Integer, String&gt; </text:span><text:span text:style-name="T12">m1</text:span><text:span text:style-name="T7">) {</text:span></text:p>
      <text:p text:style-name="P12"><text:span text:style-name="T7"><text:tab/><text:tab/></text:span><text:span text:style-name="T16">/*Input a </text:span><text:span text:style-name="T17">hashmap</text:span><text:span text:style-name="T16">. Count the keys which are not divisible by 4 and return.</text:span></text:p>
      <text:p text:style-name="P15"><text:tab/><text:tab/> <text:s text:c="5"/></text:p>
      <text:p text:style-name="P12"><text:span text:style-name="T16"><text:tab/><text:tab/> */</text:span><text:span text:style-name="T1">int</text:span><text:span text:style-name="T7"> </text:span><text:span text:style-name="T12">count</text:span><text:span text:style-name="T7">=0; <text:s text:c="2"/></text:span></text:p>
      <text:p text:style-name="P12"><text:span text:style-name="T7"><text:tab/><text:tab/>HashMap&lt;Integer, String&gt; </text:span><text:span text:style-name="T15">g</text:span><text:span text:style-name="T7"> = </text:span><text:span text:style-name="T1">new</text:span><text:span text:style-name="T7"> HashMap&lt;Integer, String&gt;(</text:span><text:span text:style-name="T12">m1</text:span><text:span text:style-name="T7">); </text:span></text:p>
      <text:p text:style-name="P12"><text:span text:style-name="T7"><text:tab/><text:tab/> Set&lt;Entry&lt;Integer, String&gt;&gt; </text:span><text:span text:style-name="T12">keyValueSet</text:span><text:span text:style-name="T7"> = </text:span><text:span text:style-name="T12">m1</text:span><text:span text:style-name="T7">.entrySet();</text:span></text:p>
      <text:p text:style-name="P16"><text:s text:c="9"/></text:p>
      <text:p text:style-name="P12"><text:span text:style-name="T7"><text:tab/> <text:s text:c="7"/></text:span><text:span text:style-name="T1">for</text:span><text:span text:style-name="T7"> (Entry&lt;Integer, String&gt; </text:span><text:span text:style-name="T12">entry</text:span><text:span text:style-name="T7"> : </text:span><text:span text:style-name="T12">keyValueSet</text:span><text:span text:style-name="T7">) </text:span></text:p>
      <text:p text:style-name="P12"><text:span text:style-name="T7"><text:tab/> <text:s text:c="7"/><text:tab/></text:span><text:span text:style-name="T1">if</text:span><text:span text:style-name="T7">(</text:span><text:span text:style-name="T12">entry</text:span><text:span text:style-name="T7">.getKey()%4!=0){</text:span></text:p>
      <text:p text:style-name="P12"><text:span text:style-name="T7"><text:tab/> <text:s text:c="7"/><text:tab/><text:tab/></text:span><text:span text:style-name="T12">count</text:span><text:span text:style-name="T7">++;</text:span></text:p>
      <text:p text:style-name="P16"><text:tab/> <text:s text:c="7"/><text:tab/>}</text:p>
      <text:p text:style-name="P14"/>
      <text:p text:style-name="P12"><text:span text:style-name="T7"><text:tab/><text:tab/><text:tab/></text:span><text:span text:style-name="T1">return</text:span><text:span text:style-name="T7"> </text:span><text:span text:style-name="T12">count</text:span><text:span text:style-name="T7">;</text:span></text:p>
      <text:p text:style-name="P16"><text:tab/>}</text:p>
      <text:p text:style-name="P14"/>
      <text:p text:style-name="P16">}</text:p>
      <text:p text:style-name="P1"/>
      <text:p text:style-name="P1"/>
      <text:p text:style-name="P1"/>
      <text:p text:style-name="P1"/>
      <text:p text:style-name="P1"/>
      <text:p text:style-name="P2">3.import java.util.ArrayList;</text:p>
      <text:p text:style-name="P2">import java.util.List;</text:p>
      <text:p text:style-name="P2"/>
      <text:p text:style-name="P2">public class UserCode</text:p>
      <text:p text:style-name="P2">{</text:p>
      <text:p text:style-name="P2"><text:tab/>public static int[] commonSet(List&lt;Integer&gt; l1, List&lt;Integer&gt; l2) {</text:p>
      <text:p text:style-name="P2"><text:tab/><text:tab/>/*</text:p>
      <text:p text:style-name="P2"><text:tab/><text:tab/> * Write a program to collect numbers from list1 which is not present in list2 and collection numbers from list2 which is not present in list1 and store it in an output array. </text:p>
      <text:p text:style-name="P2"><text:tab/><text:tab/> * Eg: </text:p>
      <text:p text:style-name="P2"><text:tab/><text:tab/> * Input1={1,2,3,4} </text:p>
      <text:p text:style-name="P2"><text:s text:c="11"/>Input2={1,2,3,5}</text:p>
      <text:p text:style-name="P2"/>
      <text:p text:style-name="P2"><text:s text:c="11"/>Output= {4,5} <text:s text:c="2"/></text:p>
      <text:p text:style-name="P2"><text:tab/><text:tab/> */</text:p>
      <text:p text:style-name="P2"><text:tab/><text:tab/>List &lt;Integer&gt;a=new ArrayList&lt;Integer&gt;(l1);</text:p>
      <text:p text:style-name="P2"><text:tab/><text:tab/>a.removeAll(l2);</text:p>
      <text:p text:style-name="P2"><text:tab/><text:tab/>List &lt;Integer&gt;b=new ArrayList&lt;Integer&gt;(l2);</text:p>
      <text:p text:style-name="P2">b.removeAll(l1);</text:p>
      <text:p text:style-name="P2">a.addAll(b);</text:p>
      <text:p text:style-name="P2">int[]c=new int[a.size()];</text:p>
      <text:p text:style-name="P2">int i=0;</text:p>
      <text:p text:style-name="P2">for(Integer e:a)</text:p>
      <text:p text:style-name="P2"><text:tab/>c[i++]=e;</text:p>
      <text:p text:style-name="P2"><text:soft-page-break/>return c;</text:p>
      <text:p text:style-name="P2"><text:tab/><text:tab/></text:p>
      <text:p text:style-name="P2"><text:tab/><text:tab/></text:p>
      <text:p text:style-name="P2"><text:tab/></text:p>
      <text:p text:style-name="P2"><text:tab/>}</text:p>
      <text:p text:style-name="P2"><text:tab/></text:p>
      <text:p text:style-name="P2">}</text:p>
      <text:p text:style-name="P2"/>
      <text:p text:style-name="P2"/>
      <text:p text:style-name="P2"/>
      <text:p text:style-name="P2"/>
      <text:p text:style-name="P3"><text:span text:style-name="T22">8.</text:span>import java.util.HashMap;</text:p>
      <text:p text:style-name="P3">import java.util.Iterator;</text:p>
      <text:p text:style-name="P3">import java.util.Map;</text:p>
      <text:p text:style-name="P3">import java.util.TreeMap;</text:p>
      <text:p text:style-name="P3"/>
      <text:p text:style-name="P3">public class UserCode {</text:p>
      <text:p text:style-name="P3"/>
      <text:p text:style-name="P3"/>
      <text:p text:style-name="P3"><text:tab/>public static Map&lt;String,String&gt; examResult(Map&lt;String, Integer&gt; m1) {</text:p>
      <text:p text:style-name="P3"><text:tab/><text:tab/></text:p>
      <text:p text:style-name="P3"><text:tab/><text:tab/></text:p>
      <text:p text:style-name="P3"><text:tab/>/*<text:tab/>Create a Hashmap accepting String and Integer values</text:p>
      <text:p text:style-name="P3"><text:tab/> <text:s/></text:p>
      <text:p text:style-name="P3"><text:tab/> <text:s text:c="3"/>HashMap&lt;String,Integer&gt; h1={“abc”:50,”efg”:70};</text:p>
      <text:p text:style-name="P3"><text:tab/> <text:s text:c="3"/></text:p>
      <text:p text:style-name="P3"><text:tab/> <text:s text:c="3"/>if the mark is less than 60 make it fail else make it pass.</text:p>
      <text:p text:style-name="P3"><text:tab/> <text:s text:c="3"/>Put the output in ascending order</text:p>
      <text:p text:style-name="P3"><text:tab/> <text:s text:c="3"/></text:p>
      <text:p text:style-name="P3"><text:tab/> <text:s text:c="3"/>HashMap&lt;String,String&gt; h2={“abc”:”fail”,”efg”:”pass”}.</text:p>
      <text:p text:style-name="P3"><text:tab/> <text:s text:c="3"/></text:p>
      <text:p text:style-name="P3"><text:tab/> <text:s/></text:p>
      <text:p text:style-name="P3"><text:tab/> <text:s text:c="3"/>*/</text:p>
      <text:p text:style-name="P3"><text:tab/><text:tab/>HashMap&lt;String, Integer&gt; g = new HashMap&lt;String, Integer&gt;(m1); </text:p>
      <text:p text:style-name="P3"><text:tab/><text:tab/>TreeMap&lt;String, String&gt; tm = new TreeMap&lt;String, String&gt;();</text:p>
      <text:p text:style-name="P3"><text:tab/><text:tab/>Iterator&lt;String&gt; it = g.keySet().iterator();</text:p>
      <text:p text:style-name="P3"><text:tab/><text:tab/>while (it.hasNext()) {</text:p>
      <text:p text:style-name="P3"><text:tab/><text:tab/>String id = it.next();</text:p>
      <text:p text:style-name="P3"><text:tab/><text:tab/>int mark = g.get(id);</text:p>
      <text:p text:style-name="P3"><text:tab/><text:tab/>if (mark &lt; 60)</text:p>
      <text:p text:style-name="P3"><text:tab/><text:tab/>tm.put(id, "FAIL");</text:p>
      <text:p text:style-name="P3"><text:tab/><text:tab/></text:p>
      <text:p text:style-name="P3"><text:tab/><text:tab/> </text:p>
      <text:p text:style-name="P3"><text:tab/><text:tab/>else</text:p>
      <text:p text:style-name="P3"><text:tab/><text:tab/>tm.put(id, "PASS");</text:p>
      <text:p text:style-name="P3"><text:tab/><text:tab/>}</text:p>
      <text:p text:style-name="P3"><text:tab/><text:tab/>return tm;</text:p>
      <text:p text:style-name="P3"><text:tab/><text:tab/></text:p>
      <text:p text:style-name="P3"><text:tab/></text:p>
      <text:p text:style-name="P3"><text:soft-page-break/><text:tab/>}</text:p>
      <text:p text:style-name="P3"><text:tab/></text:p>
      <text:p text:style-name="P3">}</text:p>
      <text:p text:style-name="P3"/>
      <text:p text:style-name="P3"/>
      <text:p text:style-name="P4">7.</text:p>
      <text:p text:style-name="P4">import java.util.HashMap;</text:p>
      <text:p text:style-name="P4">import java.util.Iterator;</text:p>
      <text:p text:style-name="P4">import java.util.Map;</text:p>
      <text:p text:style-name="P4">import java.util.StringTokenizer;</text:p>
      <text:p text:style-name="P4"/>
      <text:p text:style-name="P4"/>
      <text:p text:style-name="P4"/>
      <text:p text:style-name="P4">public class UserCode {</text:p>
      <text:p text:style-name="P4"/>
      <text:p text:style-name="P4"><text:tab/>public static String retrieveMaxScoredStudent(String s1[]) {</text:p>
      <text:p text:style-name="P4"/>
      <text:p text:style-name="P4"><text:tab/><text:tab/></text:p>
      <text:p text:style-name="P4"><text:tab/><text:tab/>/* * arraylist of string type which has name#mark1#mark2#mark3 format.</text:p>
      <text:p text:style-name="P4"><text:tab/><text:tab/> * retrieve the name of the student who has scored max marks(total of</text:p>
      <text:p text:style-name="P4"><text:tab/><text:tab/> * three) </text:p>
      <text:p text:style-name="P4"><text:tab/><text:tab/> * input:{"arun#12#12#12","deepak#13#12#12"} output:deepak*/</text:p>
      <text:p text:style-name="P4"><text:tab/><text:tab/> </text:p>
      <text:p text:style-name="P4"/>
      <text:p text:style-name="P4"><text:tab/><text:tab/>int max=0;</text:p>
      <text:p text:style-name="P4"><text:tab/><text:tab/>String s4=null;</text:p>
      <text:p text:style-name="P4"><text:tab/><text:tab/>for(int i=0;i&lt;s1.length;i++){</text:p>
      <text:p text:style-name="P4"><text:tab/><text:tab/><text:tab/>String s2=s1[i];<text:tab/></text:p>
      <text:p text:style-name="P4"><text:tab/><text:tab/><text:tab/>StringTokenizer t=new StringTokenizer(s2,"#");</text:p>
      <text:p text:style-name="P4"><text:tab/><text:tab/><text:tab/>String s3=t.nextToken();</text:p>
      <text:p text:style-name="P4"><text:tab/><text:tab/><text:tab/>int n1=Integer.parseInt(t.nextToken());</text:p>
      <text:p text:style-name="P4"><text:tab/><text:tab/><text:tab/>int n2=Integer.parseInt(t.nextToken());</text:p>
      <text:p text:style-name="P4"><text:tab/><text:tab/><text:tab/>int n3=Integer.parseInt(t.nextToken());</text:p>
      <text:p text:style-name="P4"><text:tab/><text:tab/><text:tab/>int n=n1+n2+n3;</text:p>
      <text:p text:style-name="P4"><text:tab/><text:tab/></text:p>
      <text:p text:style-name="P4"><text:tab/><text:tab/>if(n&gt;=max)</text:p>
      <text:p text:style-name="P4"><text:tab/><text:tab/>{</text:p>
      <text:p text:style-name="P4"><text:tab/><text:tab/><text:tab/>max=n;</text:p>
      <text:p text:style-name="P4"><text:tab/><text:tab/><text:tab/>s4=s3;</text:p>
      <text:p text:style-name="P4"><text:tab/><text:tab/>}</text:p>
      <text:p text:style-name="P4"><text:tab/><text:tab/>}</text:p>
      <text:p text:style-name="P4"><text:tab/><text:tab/>return s4;</text:p>
      <text:p text:style-name="P4"><text:tab/>}</text:p>
      <text:p text:style-name="P4"><text:tab/>}</text:p>
      <text:p text:style-name="P5">9.import java.util.ArrayList;</text:p>
      <text:p text:style-name="P5">import java.util.List;</text:p>
      <text:p text:style-name="P5">import java.util.StringTokenizer;</text:p>
      <text:p text:style-name="P5"/>
      <text:p text:style-name="P5">public class UserCode {</text:p>
      <text:p text:style-name="P5"><text:soft-page-break/></text:p>
      <text:p text:style-name="P5"><text:tab/></text:p>
      <text:p text:style-name="P5"><text:tab/>public static String[] loweringCasenReverseofaString(String ip1, char ip2){</text:p>
      <text:p text:style-name="P5"><text:tab/><text:tab/></text:p>
      <text:p text:style-name="P5"><text:tab/><text:tab/></text:p>
      <text:p text:style-name="P5">/*<text:tab/><text:tab/> input-- String input1="AAA/abb/CCC"</text:p>
      <text:p text:style-name="P5"><text:tab/><text:tab/><text:tab/><text:tab/> <text:s text:c="3"/>char input2='/'</text:p>
      <text:p text:style-name="P5"><text:tab/><text:tab/><text:tab/><text:tab/> <text:s text:c="3"/>output should be as String[] output1;</text:p>
      <text:p text:style-name="P5"><text:tab/><text:tab/><text:tab/><text:tab/> <text:s text:c="3"/>output1[]={"aaa","bba","ccc"};</text:p>
      <text:p text:style-name="P5"/>
      <text:p text:style-name="P5"><text:tab/><text:tab/><text:tab/><text:tab/> <text:s text:c="3"/>operation-- get the strings from input1 <text:s/>using stringtokenizer</text:p>
      <text:p text:style-name="P5"><text:tab/><text:tab/><text:tab/><text:tab/> <text:s text:c="15"/>reverse each string</text:p>
      <text:p text:style-name="P5"><text:tab/><text:tab/><text:tab/><text:tab/> <text:s text:c="15"/>then to lower case</text:p>
      <text:p text:style-name="P5"><text:tab/><text:tab/><text:tab/><text:tab/> <text:s text:c="15"/>finally store it in output1[] string array</text:p>
      <text:p text:style-name="P5">*/</text:p>
      <text:p text:style-name="P5"><text:tab/><text:tab/>String s=Character.toString(ip2);</text:p>
      <text:p text:style-name="P5"><text:tab/><text:tab/> StringTokenizer st1 = new StringTokenizer(ip1,s);</text:p>
      <text:p text:style-name="P5"><text:tab/><text:tab/> ArrayList&lt;String&gt;a=new ArrayList&lt;String&gt;();</text:p>
      <text:p text:style-name="P5"><text:tab/><text:tab/> while (st1.hasMoreTokens()){</text:p>
      <text:p text:style-name="P5"><text:tab/><text:tab/><text:tab/> StringBuffer sb=new StringBuffer(st1.nextToken().toLowerCase());</text:p>
      <text:p text:style-name="P5"><text:tab/><text:tab/><text:tab/> a.add(sb.reverse().toString());</text:p>
      <text:p text:style-name="P5"><text:tab/><text:tab/> }</text:p>
      <text:p text:style-name="P5"><text:tab/><text:tab/> String s1[]=new String[a.size()];</text:p>
      <text:p text:style-name="P5"><text:tab/><text:tab/> for(int i=0;i&lt;a.size();i++){</text:p>
      <text:p text:style-name="P5"><text:tab/><text:tab/><text:tab/> s1[i]=a.get(i);<text:tab/></text:p>
      <text:p text:style-name="P5"><text:tab/><text:tab/><text:tab/> }</text:p>
      <text:p text:style-name="P5"><text:tab/><text:tab/>return s1;</text:p>
      <text:p text:style-name="P5"><text:tab/></text:p>
      <text:p text:style-name="P5"><text:tab/>}</text:p>
      <text:p text:style-name="P5"><text:tab/></text:p>
      <text:p text:style-name="P5">}</text:p>
      <text:p text:style-name="P4"/>
      <text:p text:style-name="P7"><text:span text:style-name="T23">15.</text:span><text:span text:style-name="T1">import</text:span><text:span text:style-name="T7"> </text:span><text:span text:style-name="T11">java.util</text:span><text:span text:style-name="T7">.*;</text:span></text:p>
      <text:p text:style-name="P14"/>
      <text:p text:style-name="P12"><text:span text:style-name="T1">public</text:span><text:span text:style-name="T7"> </text:span><text:span text:style-name="T1">class</text:span><text:span text:style-name="T7"> UserCode {</text:span></text:p>
      <text:p text:style-name="P1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additionOfnonPrimeNos(</text:span><text:span text:style-name="T1">int</text:span><text:span text:style-name="T7"> </text:span><text:span text:style-name="T13">i</text:span><text:span text:style-name="T7">, </text:span><text:span text:style-name="T1">int</text:span><text:span text:style-name="T7"> </text:span><text:span text:style-name="T12">j</text:span><text:span text:style-name="T7">){</text:span></text:p>
      <text:p text:style-name="P12"><text:span text:style-name="T7"><text:tab/></text:span><text:span text:style-name="T16">/*</text:span></text:p>
      <text:p text:style-name="P15"><text:tab/> * Retrieve the non-prime numbers within the range of a given input.</text:p>
      <text:p text:style-name="P15"><text:tab/> * Add-up the non-prime numbers and return the result.</text:p>
      <text:p text:style-name="P15"><text:tab/> Input Range: 0 to 10</text:p>
      <text:p text:style-name="P15"><text:tab/> Result: 38*/</text:p>
      <text:p text:style-name="P12"><text:span text:style-name="T7"><text:tab/><text:tab/></text:span><text:span text:style-name="T1">int</text:span><text:span text:style-name="T7"> </text:span><text:span text:style-name="T12">sum</text:span><text:span text:style-name="T7"> = 0;</text:span></text:p>
      <text:p text:style-name="P12"><text:span text:style-name="T7"><text:tab/><text:tab/></text:span><text:span text:style-name="T1">int</text:span><text:span text:style-name="T7"> </text:span><text:span text:style-name="T12">k</text:span><text:span text:style-name="T7"> = 0;</text:span></text:p>
      <text:p text:style-name="P16"><text:tab/><text:tab/> </text:p>
      <text:p text:style-name="P12"><text:span text:style-name="T7"><text:tab/><text:tab/></text:span><text:span text:style-name="T1">for</text:span><text:span text:style-name="T7"> (</text:span><text:span text:style-name="T1">int</text:span><text:span text:style-name="T7"> </text:span><text:span text:style-name="T12">l</text:span><text:span text:style-name="T7"> = </text:span><text:span text:style-name="T14">i</text:span><text:span text:style-name="T7">; </text:span><text:span text:style-name="T12">l</text:span><text:span text:style-name="T7"> &lt;=</text:span><text:span text:style-name="T12">j</text:span><text:span text:style-name="T7">; </text:span><text:span text:style-name="T12">l</text:span><text:span text:style-name="T7">++) {</text:span></text:p>
      <text:p text:style-name="P12"><text:span text:style-name="T7"><text:tab/><text:tab/></text:span><text:span text:style-name="T12">k</text:span><text:span text:style-name="T7"> = 0;</text:span></text:p>
      <text:p text:style-name="P12"><text:span text:style-name="T7"><text:tab/><text:tab/></text:span><text:span text:style-name="T1">for</text:span><text:span text:style-name="T7"> (</text:span><text:span text:style-name="T1">int</text:span><text:span text:style-name="T7"> </text:span><text:span text:style-name="T12">m</text:span><text:span text:style-name="T7">= 1; </text:span><text:span text:style-name="T12">m</text:span><text:span text:style-name="T7">&lt;= </text:span><text:span text:style-name="T12">l</text:span><text:span text:style-name="T7">; </text:span><text:span text:style-name="T12">m</text:span><text:span text:style-name="T7">++) {</text:span></text:p>
      <text:p text:style-name="P12"><text:span text:style-name="T7"><text:tab/><text:tab/></text:span><text:span text:style-name="T1">if</text:span><text:span text:style-name="T7"> (</text:span><text:span text:style-name="T12">l</text:span><text:span text:style-name="T7"> % </text:span><text:span text:style-name="T12">m</text:span><text:span text:style-name="T7"> == 0)</text:span></text:p>
      <text:p text:style-name="P12"><text:span text:style-name="T7"><text:tab/><text:tab/></text:span><text:span text:style-name="T12">k</text:span><text:span text:style-name="T7">++;</text:span></text:p>
      <text:p text:style-name="P16"><text:tab/><text:tab/>}</text:p>
      <text:p text:style-name="P12"><text:span text:style-name="T7"><text:tab/><text:tab/></text:span><text:span text:style-name="T1">if</text:span><text:span text:style-name="T7"> (</text:span><text:span text:style-name="T12">k</text:span><text:span text:style-name="T7"> != 2) {</text:span></text:p>
      <text:p text:style-name="P12"><text:span text:style-name="T7"><text:tab/><text:tab/></text:span><text:span text:style-name="T12">sum</text:span><text:span text:style-name="T7"> = </text:span><text:span text:style-name="T12">sum</text:span><text:span text:style-name="T7"> +</text:span><text:span text:style-name="T12">l</text:span><text:span text:style-name="T7">;</text:span></text:p>
      <text:p text:style-name="P16"><text:soft-page-break/><text:tab/><text:tab/>}</text:p>
      <text:p text:style-name="P16"><text:tab/><text:tab/>}</text:p>
      <text:p text:style-name="P16"><text:tab/><text:tab/> </text:p>
      <text:p text:style-name="P12"><text:span text:style-name="T7"><text:tab/><text:tab/></text:span><text:span text:style-name="T1">return</text:span><text:span text:style-name="T7"> </text:span><text:span text:style-name="T12">sum</text:span><text:span text:style-name="T7">;</text:span></text:p>
      <text:p text:style-name="P16"><text:tab/><text:tab/>}</text:p>
      <text:p text:style-name="P9"><text:tab/><text:tab/>}</text:p>
      <text:p text:style-name="P9"/>
      <text:p text:style-name="P9"/>
      <text:p text:style-name="P8"><text:span text:style-name="T8">13.</text:span><text:span text:style-name="T1">import</text:span><text:span text:style-name="T7"> java.util.ArrayList;</text:span></text:p>
      <text:p text:style-name="P12"><text:span text:style-name="T1">import</text:span><text:span text:style-name="T7"> java.util.List;</text:span></text:p>
      <text:p text:style-name="P14"/>
      <text:p text:style-name="P12"><text:span text:style-name="T1">public</text:span><text:span text:style-name="T7"> </text:span><text:span text:style-name="T1">class</text:span><text:span text:style-name="T7"> UserCode</text:span></text:p>
      <text:p text:style-name="P16">{</text:p>
      <text:p text:style-name="P12"><text:span text:style-name="T7"><text:s text:c="2"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[] removalOfGivenElementFromArray(</text:span><text:span text:style-name="T1">int</text:span><text:span text:style-name="T7">[] </text:span><text:span text:style-name="T12">a</text:span><text:span text:style-name="T7">, </text:span><text:span text:style-name="T1">int</text:span><text:span text:style-name="T7"> </text:span><text:span text:style-name="T12">c</text:span><text:span text:style-name="T7">)</text:span></text:p>
      <text:p text:style-name="P16"><text:s text:c="2"/>{</text:p>
      <text:p text:style-name="P12"><text:span text:style-name="T7"><text:s text:c="4"/>List&lt;Integer&gt;</text:span><text:span text:style-name="T12">l</text:span><text:span text:style-name="T7">=</text:span><text:span text:style-name="T1">new</text:span><text:span text:style-name="T7"> ArrayList&lt;Integer&gt;();</text:span></text:p>
      <text:p text:style-name="P12"><text:span text:style-name="T7"><text:s text:c="4"/></text:span><text:span text:style-name="T1">for</text:span><text:span text:style-name="T7">(</text:span><text:span text:style-name="T1">int</text:span><text:span text:style-name="T7"> </text:span><text:span text:style-name="T12">i</text:span><text:span text:style-name="T7">:</text:span><text:span text:style-name="T12">a</text:span><text:span text:style-name="T7">){</text:span></text:p>
      <text:p text:style-name="P12"><text:span text:style-name="T7"><text:s text:c="4"/><text:tab/></text:span><text:span text:style-name="T1">if</text:span><text:span text:style-name="T7">(</text:span><text:span text:style-name="T12">i</text:span><text:span text:style-name="T7">!=</text:span><text:span text:style-name="T12">c</text:span><text:span text:style-name="T7">){</text:span></text:p>
      <text:p text:style-name="P12"><text:span text:style-name="T7"><text:s text:c="4"/><text:tab/><text:tab/></text:span><text:span text:style-name="T12">l</text:span><text:span text:style-name="T7">.add(</text:span><text:span text:style-name="T12">i</text:span><text:span text:style-name="T7">);</text:span></text:p>
      <text:p text:style-name="P16"><text:s text:c="4"/><text:tab/>}</text:p>
      <text:p text:style-name="P16"><text:s text:c="4"/>}</text:p>
      <text:p text:style-name="P12"><text:span text:style-name="T7"><text:s text:c="4"/></text:span><text:span text:style-name="T1">int</text:span><text:span text:style-name="T7">[]</text:span><text:span text:style-name="T13">a1</text:span><text:span text:style-name="T7">=</text:span><text:span text:style-name="T1">new</text:span><text:span text:style-name="T7"> </text:span><text:span text:style-name="T1">int</text:span><text:span text:style-name="T7">[</text:span><text:span text:style-name="T12">l</text:span><text:span text:style-name="T7">.size()];</text:span></text:p>
      <text:p text:style-name="P12"><text:span text:style-name="T7"><text:s text:c="4"/></text:span><text:span text:style-name="T1">for</text:span><text:span text:style-name="T7">(</text:span><text:span text:style-name="T1">int</text:span><text:span text:style-name="T7"> </text:span><text:span text:style-name="T12">i</text:span><text:span text:style-name="T7">=0;</text:span><text:span text:style-name="T12">i</text:span><text:span text:style-name="T7">&lt;</text:span><text:span text:style-name="T12">l</text:span><text:span text:style-name="T7">.size();</text:span><text:span text:style-name="T12">i</text:span><text:span text:style-name="T7">++){</text:span></text:p>
      <text:p text:style-name="P12"><text:span text:style-name="T7"><text:s text:c="4"/><text:tab/></text:span><text:span text:style-name="T14">a1</text:span><text:span text:style-name="T7">[</text:span><text:span text:style-name="T12">i</text:span><text:span text:style-name="T7">]=</text:span><text:span text:style-name="T12">l</text:span><text:span text:style-name="T7">.get(</text:span><text:span text:style-name="T12">i</text:span><text:span text:style-name="T7">);</text:span></text:p>
      <text:p text:style-name="P16"><text:s text:c="4"/>}</text:p>
      <text:p text:style-name="P12"><text:span text:style-name="T7"><text:s text:c="4"/></text:span><text:span text:style-name="T1">return</text:span><text:span text:style-name="T7"> </text:span><text:span text:style-name="T14">a1</text:span><text:span text:style-name="T7">;</text:span></text:p>
      <text:p text:style-name="P16"><text:s text:c="2"/>}</text:p>
      <text:p text:style-name="P16">}</text:p>
      <text:p text:style-name="P16"/>
      <text:p text:style-name="P16"/>
      <text:p text:style-name="P16"/>
      <text:p text:style-name="P17">18.import java.util.ArrayList;</text:p>
      <text:p text:style-name="P17">import java.util.HashMap;</text:p>
      <text:p text:style-name="P17">import java.util.Map;</text:p>
      <text:p text:style-name="P17">import java.util.TreeMap;</text:p>
      <text:p text:style-name="P17"/>
      <text:p text:style-name="P17">public class UserCode {</text:p>
      <text:p text:style-name="P17"/>
      <text:p text:style-name="P17"><text:tab/>public static Map&lt;String, String&gt; uppercase(String[] temp) {</text:p>
      <text:p text:style-name="P17"><text:tab/><text:tab/></text:p>
      <text:p text:style-name="P17"><text:tab/><text:tab/>/*Create a program to get the hashmap in ascending order from the given input string array </text:p>
      <text:p text:style-name="P17"><text:tab/><text:tab/> * where the key for the hashmap is first three letters of array element </text:p>
      <text:p text:style-name="P17"><text:tab/><text:tab/> * in uppercase and the value of hashmap is the element itself</text:p>
      <text:p text:style-name="P17"><text:tab/><text:tab/> </text:p>
      <text:p text:style-name="P17"><text:tab/><text:tab/> * Input:{“goa”,”kerala”,”gujarat”} <text:s text:c="16"/>[string array]</text:p>
      <text:p text:style-name="P17"><text:s text:c="3"/><text:tab/><text:tab/> <text:s text:c="2"/>Output:{{GOA,goa},{KER,kerala},{GUJ,Gujarat}} <text:s text:c="3"/>[hashmap]</text:p>
      <text:p text:style-name="P17"><text:tab/>*/<text:tab/></text:p>
      <text:p text:style-name="P17"><text:tab/><text:tab/>TreeMap&lt;String,String&gt;tm=new TreeMap&lt;String,String&gt;();</text:p>
      <text:p text:style-name="P17"><text:tab/><text:tab/>ArrayList&lt;String&gt;l1=new ArrayList&lt;String&gt;();</text:p>
      <text:p text:style-name="P17"><text:tab/><text:tab/>ArrayList&lt;String&gt;l2=new ArrayList&lt;String&gt;();</text:p>
      <text:p text:style-name="P17"><text:tab/><text:tab/>for(String s:temp)</text:p>
      <text:p text:style-name="P17"><text:tab/><text:tab/><text:tab/>l1.add(s.toUpperCase().substring(0,3));</text:p>
      <text:p text:style-name="P17"><text:tab/><text:tab/>for(String s:temp)</text:p>
      <text:p text:style-name="P17"><text:tab/><text:tab/><text:tab/><text:tab/><text:tab/>l2.add(s);</text:p>
      <text:p text:style-name="P17"><text:tab/><text:tab/>for(int i=0;i&lt;temp.length;i++){</text:p>
      <text:p text:style-name="P17"><text:tab/><text:tab/><text:tab/>tm.put(l1.get(i),l2.get(i));</text:p>
      <text:p text:style-name="P17"><text:tab/><text:tab/>}</text:p>
      <text:p text:style-name="P17"><text:soft-page-break/>for(Map.Entry&lt;String,String&gt;ans:tm.entrySet()){</text:p>
      <text:p text:style-name="P17"><text:tab/></text:p>
      <text:p text:style-name="P17"/>
      <text:p text:style-name="P17"><text:tab/>System.out.println(ans.getKey()+":"+ans.getValue());<text:tab/><text:tab/></text:p>
      <text:p text:style-name="P17"><text:tab/>}</text:p>
      <text:p text:style-name="P17">return tm;</text:p>
      <text:p text:style-name="P17"><text:tab/></text:p>
      <text:p text:style-name="P17">}</text:p>
      <text:p text:style-name="P17">}</text:p>
      <text:p text:style-name="P10"/>
      <text:p text:style-name="P10"/>
      <text:p text:style-name="P10"><text:span text:style-name="T5">import</text:span> java.util.*;</text:p>
      <text:p text:style-name="P14"/>
      <text:p text:style-name="P12"><text:span text:style-name="T1">public</text:span><text:span text:style-name="T7"> </text:span><text:span text:style-name="T1">class</text:span><text:span text:style-name="T7"> UserCode {</text:span></text:p>
      <text:p text:style-name="P1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float</text:span><text:span text:style-name="T7"> avgOfEvenKeyValues(Map&lt;Integer, Float&gt; </text:span><text:span text:style-name="T12">m1</text:span><text:span text:style-name="T7">) {</text:span></text:p>
      <text:p text:style-name="P16"><text:tab/><text:tab/></text:p>
      <text:p text:style-name="P16"><text:tab/><text:tab/></text:p>
      <text:p text:style-name="P12"><text:span text:style-name="T7"><text:tab/><text:tab/></text:span><text:span text:style-name="T16">/* <text:s/>Input is a map&lt;Integer,Float&gt; {1:2.3,2:5.6,3:7.7,4:8.4}</text:span></text:p>
      <text:p text:style-name="P15"><text:tab/><text:tab/> <text:s text:c="3"/>Get the Even number from keys and find the average of values of these keys.</text:p>
      <text:p text:style-name="P15"><text:tab/><text:tab/> <text:s text:c="3"/>Answer should be rounded to two numbers after decimal</text:p>
      <text:p text:style-name="P12"><text:span text:style-name="T16"><text:tab/><text:tab/> <text:s text:c="3"/></text:span><text:span text:style-name="T17">eg</text:span><text:span text:style-name="T16">:- if the output number is 15.2499999,it should be rounded </text:span><text:span text:style-name="T17">upto</text:span><text:span text:style-name="T16"> 15.25</text:span></text:p>
      <text:p text:style-name="P15"><text:tab/><text:tab/> * </text:p>
      <text:p text:style-name="P12"><text:span text:style-name="T16"><text:tab/><text:tab/> */</text:span><text:span text:style-name="T1">float</text:span><text:span text:style-name="T7"> </text:span><text:span text:style-name="T12">sum</text:span><text:span text:style-name="T7"> = 0;</text:span></text:p>
      <text:p text:style-name="P12"><text:span text:style-name="T7"><text:tab/><text:tab/> <text:s text:c="3"/></text:span><text:span text:style-name="T1">int</text:span><text:span text:style-name="T7"> </text:span><text:span text:style-name="T12">count</text:span><text:span text:style-name="T7"> = 0;</text:span></text:p>
      <text:p text:style-name="P12"><text:span text:style-name="T7"><text:tab/><text:tab/> <text:s text:c="3"/>Iterator&lt;Integer&gt; </text:span><text:span text:style-name="T12">it</text:span><text:span text:style-name="T7"> = </text:span><text:span text:style-name="T12">m1</text:span><text:span text:style-name="T7">.keySet().iterator();</text:span></text:p>
      <text:p text:style-name="P12"><text:span text:style-name="T7"><text:tab/><text:tab/> <text:s text:c="3"/></text:span><text:span text:style-name="T1">while</text:span><text:span text:style-name="T7"> (</text:span><text:span text:style-name="T12">it</text:span><text:span text:style-name="T7">.hasNext()) {</text:span></text:p>
      <text:p text:style-name="P12"><text:span text:style-name="T7"><text:tab/><text:tab/> <text:s text:c="5"/></text:span><text:span text:style-name="T1">int</text:span><text:span text:style-name="T7"> </text:span><text:span text:style-name="T12">y</text:span><text:span text:style-name="T7"> = </text:span><text:span text:style-name="T12">it</text:span><text:span text:style-name="T7">.next();</text:span></text:p>
      <text:p text:style-name="P12"><text:span text:style-name="T7"><text:tab/><text:tab/> <text:s text:c="5"/></text:span><text:span text:style-name="T1">if</text:span><text:span text:style-name="T7"> (</text:span><text:span text:style-name="T12">y</text:span><text:span text:style-name="T7"> % 2 == 0) {</text:span></text:p>
      <text:p text:style-name="P12"><text:span text:style-name="T7"><text:tab/><text:tab/> <text:s text:c="7"/></text:span><text:span text:style-name="T12">sum</text:span><text:span text:style-name="T7"> = (</text:span><text:span text:style-name="T1">float</text:span><text:span text:style-name="T7">) (</text:span><text:span text:style-name="T12">sum</text:span><text:span text:style-name="T7"> + </text:span><text:span text:style-name="T12">m1</text:span><text:span text:style-name="T7">.get(</text:span><text:span text:style-name="T12">y</text:span><text:span text:style-name="T7">));</text:span></text:p>
      <text:p text:style-name="P12"><text:span text:style-name="T7"><text:tab/><text:tab/> <text:s text:c="7"/></text:span><text:span text:style-name="T12">count</text:span><text:span text:style-name="T7">++;</text:span></text:p>
      <text:p text:style-name="P16"><text:tab/><text:tab/> <text:s text:c="5"/>}</text:p>
      <text:p text:style-name="P16"><text:tab/><text:tab/> <text:s text:c="3"/>}</text:p>
      <text:p text:style-name="P12"><text:span text:style-name="T7"><text:tab/><text:tab/> <text:s text:c="3"/></text:span><text:span text:style-name="T1">float</text:span><text:span text:style-name="T7"> </text:span><text:span text:style-name="T12">d</text:span><text:span text:style-name="T7"> = </text:span><text:span text:style-name="T12">sum</text:span><text:span text:style-name="T7"> / </text:span><text:span text:style-name="T12">count</text:span><text:span text:style-name="T7">;</text:span></text:p>
      <text:p text:style-name="P16"><text:tab/><text:tab/> <text:s text:c="3"/></text:p>
      <text:p text:style-name="P12"><text:span text:style-name="T7"><text:tab/><text:tab/> <text:s/></text:span><text:span text:style-name="T1">double</text:span><text:span text:style-name="T7"> </text:span><text:span text:style-name="T13">r</text:span><text:span text:style-name="T7">=Math.</text:span><text:span text:style-name="T10">round</text:span><text:span text:style-name="T7">(</text:span><text:span text:style-name="T12">d</text:span><text:span text:style-name="T7">*100)/100.00;</text:span></text:p>
      <text:p text:style-name="P16"><text:tab/><text:tab/></text:p>
      <text:p text:style-name="P12"><text:span text:style-name="T7"><text:tab/><text:tab/><text:tab/><text:tab/></text:span><text:span text:style-name="T1">return</text:span><text:span text:style-name="T7"> (</text:span><text:span text:style-name="T1">float</text:span><text:span text:style-name="T7">)</text:span><text:span text:style-name="T14">r</text:span><text:span text:style-name="T7">;</text:span></text:p>
      <text:p text:style-name="P16"><text:tab/><text:tab/></text:p>
      <text:p text:style-name="P16"><text:tab/></text:p>
      <text:p text:style-name="P16"><text:tab/>}</text:p>
      <text:p text:style-name="P14"/>
      <text:p text:style-name="P16">}</text:p>
      <text:p text:style-name="P16"/>
      <text:p text:style-name="P13"><text:span text:style-name="T9">20.</text:span><text:span text:style-name="T1">import</text:span><text:span text:style-name="T7"> java.util.ArrayList;</text:span></text:p>
      <text:p text:style-name="P12"><text:span text:style-name="T1">import</text:span><text:span text:style-name="T7"> </text:span><text:span text:style-name="T11">java.util.HashMap</text:span><text:span text:style-name="T7">;</text:span></text:p>
      <text:p text:style-name="P12"><text:span text:style-name="T1">import</text:span><text:span text:style-name="T7"> java.util.Map;</text:span></text:p>
      <text:p text:style-name="P12"><text:span text:style-name="T1">import</text:span><text:span text:style-name="T7"> java.util.Map.Entry;</text:span></text:p>
      <text:p text:style-name="P14"/>
      <text:p text:style-name="P12"><text:span text:style-name="T1">public</text:span><text:span text:style-name="T7"> </text:span><text:span text:style-name="T1">class</text:span><text:span text:style-name="T7"> UserCode {</text:span></text:p>
      <text:p text:style-name="P16"><text:tab/></text:p>
      <text:p text:style-name="P12"><text:span text:style-name="T7"><text:tab/></text:span><text:span text:style-name="T1">public</text:span><text:span text:style-name="T7"> </text:span><text:span text:style-name="T1">static</text:span><text:span text:style-name="T7"> String[] input(Map&lt;String,String&gt; </text:span><text:span text:style-name="T12">m1</text:span><text:span text:style-name="T7"> ,String </text:span><text:span text:style-name="T12">s2</text:span><text:span text:style-name="T7">) {</text:span></text:p>
      <text:p text:style-name="P16"><text:tab/></text:p>
      <text:p text:style-name="P12"><text:span text:style-name="T7"><text:tab/></text:span><text:span text:style-name="T16">/*<text:tab/>Write a Program that gets input as </text:span><text:span text:style-name="T17">Hashmap</text:span><text:span text:style-name="T16"> values.</text:span></text:p>
      <text:p text:style-name="P15"><text:tab/> * <text:s/>Print the keys that matched the given value in string array.</text:p>
      <text:p text:style-name="P15"><text:tab/> </text:p>
      <text:p text:style-name="P12"><text:span text:style-name="T16"><text:tab/> * <text:s/>I/P </text:span><text:span text:style-name="T17">hashmap</text:span><text:span text:style-name="T16">&lt;String String&gt;{"ram:hari","cisco:barfi","honeywell:cs","cts:hari"};</text:span></text:p>
      <text:p text:style-name="P12"><text:span text:style-name="T16"><text:tab/> <text:s text:c="3"/>I/p 2="</text:span><text:span text:style-name="T17">hari</text:span><text:span text:style-name="T16">";</text:span></text:p>
      <text:p text:style-name="P15"><text:soft-page-break/><text:tab/> <text:s text:c="3"/></text:p>
      <text:p text:style-name="P12"><text:span text:style-name="T16"><text:tab/><text:tab/>o/p string[]={"ram","</text:span><text:span text:style-name="T17">cts</text:span><text:span text:style-name="T16">"}; <text:s text:c="3"/>*/</text:span></text:p>
      <text:p text:style-name="P16"><text:tab/><text:tab/></text:p>
      <text:p text:style-name="P12"><text:span text:style-name="T7"><text:tab/><text:tab/>ArrayList&lt;String&gt;</text:span><text:span text:style-name="T12">l1</text:span><text:span text:style-name="T7">=</text:span><text:span text:style-name="T1">new</text:span><text:span text:style-name="T7"> ArrayList&lt;String&gt;(); </text:span></text:p>
      <text:p text:style-name="P12"><text:span text:style-name="T7"><text:tab/><text:tab/></text:span><text:span text:style-name="T1">for</text:span><text:span text:style-name="T7">(Entry&lt;String, String&gt; </text:span><text:span text:style-name="T12">m</text:span><text:span text:style-name="T7">:</text:span><text:span text:style-name="T12">m1</text:span><text:span text:style-name="T7">.entrySet())</text:span></text:p>
      <text:p text:style-name="P12"><text:span text:style-name="T7"><text:tab/><text:tab/>{ </text:span><text:span text:style-name="T12">m</text:span><text:span text:style-name="T7">.getKey();</text:span></text:p>
      <text:p text:style-name="P12"><text:span text:style-name="T7"><text:tab/><text:tab/></text:span><text:span text:style-name="T12">m</text:span><text:span text:style-name="T7">.getValue();</text:span></text:p>
      <text:p text:style-name="P12"><text:span text:style-name="T7"><text:tab/><text:tab/></text:span><text:span text:style-name="T1">if</text:span><text:span text:style-name="T7">(</text:span><text:span text:style-name="T12">m</text:span><text:span text:style-name="T7">.getValue().equals(</text:span><text:span text:style-name="T12">s2</text:span><text:span text:style-name="T7">)) </text:span></text:p>
      <text:p text:style-name="P12"><text:span text:style-name="T7"><text:tab/><text:tab/><text:tab/></text:span><text:span text:style-name="T12">l1</text:span><text:span text:style-name="T7">.add(</text:span><text:span text:style-name="T12">m</text:span><text:span text:style-name="T7">.getKey()); </text:span></text:p>
      <text:p text:style-name="P16"><text:tab/><text:tab/>} </text:p>
      <text:p text:style-name="P12"><text:span text:style-name="T7"><text:tab/><text:tab/>String[] </text:span><text:span text:style-name="T12">op</text:span><text:span text:style-name="T7">= </text:span><text:span text:style-name="T1">new</text:span><text:span text:style-name="T7"> String[</text:span><text:span text:style-name="T12">l1</text:span><text:span text:style-name="T7">.size()];</text:span></text:p>
      <text:p text:style-name="P12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2">i</text:span><text:span text:style-name="T7">=0;</text:span><text:span text:style-name="T12">i</text:span><text:span text:style-name="T7">&lt;</text:span><text:span text:style-name="T12">l1</text:span><text:span text:style-name="T7">.size();</text:span><text:span text:style-name="T12">i</text:span><text:span text:style-name="T7">++)</text:span></text:p>
      <text:p text:style-name="P16"><text:tab/><text:tab/>{</text:p>
      <text:p text:style-name="P12"><text:span text:style-name="T7"><text:tab/><text:tab/><text:tab/></text:span><text:span text:style-name="T12">op</text:span><text:span text:style-name="T7">[</text:span><text:span text:style-name="T12">i</text:span><text:span text:style-name="T7">]=</text:span><text:span text:style-name="T12">l1</text:span><text:span text:style-name="T7">.get(</text:span><text:span text:style-name="T12">i</text:span><text:span text:style-name="T7">) ; </text:span></text:p>
      <text:p text:style-name="P12"><text:span text:style-name="T7"><text:tab/><text:tab/>System.</text:span><text:span text:style-name="T19">out</text:span><text:span text:style-name="T7">.println(</text:span><text:span text:style-name="T12">op</text:span><text:span text:style-name="T7">[</text:span><text:span text:style-name="T12">i</text:span><text:span text:style-name="T7">]); }</text:span></text:p>
      <text:p text:style-name="P12"><text:span text:style-name="T7"><text:tab/><text:tab/></text:span><text:span text:style-name="T1">return</text:span><text:span text:style-name="T7"> </text:span><text:span text:style-name="T12">op</text:span><text:span text:style-name="T7">;</text:span></text:p>
      <text:p text:style-name="P16"><text:tab/><text:tab/>}</text:p>
      <text:p text:style-name="P20"><text:tab/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soft-page-break/><text:span text:style-name="T5">import</text:span><text:span text:style-name="T6"> java.util.*;</text:span></text:p>
      <text:p text:style-name="P14"/>
      <text:p text:style-name="P12"><text:span text:style-name="T1">public</text:span><text:span text:style-name="T7"> </text:span><text:span text:style-name="T1">class</text:span><text:span text:style-name="T7"> UserCode {</text:span></text:p>
      <text:p text:style-name="P1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[] SetOperatorFunctions(</text:span><text:span text:style-name="T1">int</text:span><text:span text:style-name="T7">[] </text:span><text:span text:style-name="T12">a</text:span><text:span text:style-name="T7">, </text:span><text:span text:style-name="T1">int</text:span><text:span text:style-name="T7">[] </text:span><text:span text:style-name="T12">b</text:span><text:span text:style-name="T7">, </text:span><text:span text:style-name="T1">int</text:span><text:span text:style-name="T7"> </text:span><text:span text:style-name="T12">c</text:span><text:span text:style-name="T7">) {</text:span></text:p>
      <text:p text:style-name="P12"><text:span text:style-name="T7"><text:tab/><text:tab/></text:span><text:span text:style-name="T16">/*Union Operations:input1={1,2,3}</text:span></text:p>
      <text:p text:style-name="P15"><text:tab/><text:tab/>input2={3,4,5}</text:p>
      <text:p text:style-name="P15"><text:tab/><text:tab/>input3;+(union) <text:s text:c="3"/></text:p>
      <text:p text:style-name="P15"><text:tab/><text:tab/>output:inp1+inp2 <text:s text:c="9"/>{1,2,3,4,5}</text:p>
      <text:p text:style-name="P15"><text:tab/><text:tab/>Intersection Operations:</text:p>
      <text:p text:style-name="P15"><text:tab/><text:tab/>input1:{1,2,3}</text:p>
      <text:p text:style-name="P15"><text:tab/><text:tab/>input 2:{3,4,5}</text:p>
      <text:p text:style-name="P15"><text:tab/><text:tab/>input3=*(intersection)</text:p>
      <text:p text:style-name="P15"><text:tab/><text:tab/>output:inp1*inp2 <text:s text:c="10"/>{3}</text:p>
      <text:p text:style-name="P15"><text:tab/><text:tab/>Minus Operations:</text:p>
      <text:p text:style-name="P15"><text:tab/><text:tab/>INPUT1:{1,2,3,4,5}</text:p>
      <text:p text:style-name="P15"><text:tab/><text:tab/>INPUT2:{3,6,7,8,9}</text:p>
      <text:p text:style-name="P15"><text:tab/><text:tab/>INPUT3:-(MINUS)</text:p>
      <text:p text:style-name="P15"><text:tab/><text:tab/>output:inp1-inp2 <text:s text:c="9"/>{2,4,4,4,4} */</text:p>
      <text:p text:style-name="P16"><text:tab/><text:tab/></text:p>
      <text:p text:style-name="P12"><text:span text:style-name="T7"><text:tab/><text:tab/> Set&lt;Integer&gt; </text:span><text:span text:style-name="T12">input1</text:span><text:span text:style-name="T7"> = </text:span><text:span text:style-name="T1">new</text:span><text:span text:style-name="T7"> TreeSet&lt;Integer&gt;(Arrays.</text:span><text:span text:style-name="T10">asList</text:span><text:span text:style-name="T7">(</text:span><text:span text:style-name="T1">new</text:span><text:span text:style-name="T7"> Integer[]{1,2,3,4,5}));</text:span></text:p>
      <text:p text:style-name="P12"><text:span text:style-name="T7"><text:tab/><text:tab/> <text:s text:c="3"/>Set&lt;Integer&gt; </text:span><text:span text:style-name="T12">input2</text:span><text:span text:style-name="T7"> = </text:span><text:span text:style-name="T1">new</text:span><text:span text:style-name="T7"> TreeSet&lt;Integer&gt;(Arrays.</text:span><text:span text:style-name="T10">asList</text:span><text:span text:style-name="T7">(</text:span><text:span text:style-name="T1">new</text:span><text:span text:style-name="T7"> Integer[]{3,6,7,8,9}));</text:span></text:p>
      <text:p text:style-name="P14"/>
      <text:p text:style-name="P12"><text:span text:style-name="T7"><text:tab/><text:tab/> <text:s text:c="3"/></text:span><text:span text:style-name="T16">//union</text:span></text:p>
      <text:p text:style-name="P12"><text:span text:style-name="T7"><text:tab/><text:tab/> <text:s text:c="3"/>Set&lt;Integer&gt; </text:span><text:span text:style-name="T12">input3</text:span><text:span text:style-name="T7"> = </text:span><text:span text:style-name="T1">new</text:span><text:span text:style-name="T7"> TreeSet&lt;Integer&gt;(</text:span><text:span text:style-name="T12">input1</text:span><text:span text:style-name="T7">);</text:span></text:p>
      <text:p text:style-name="P12"><text:span text:style-name="T7"><text:tab/><text:tab/> <text:s text:c="2"/></text:span><text:span text:style-name="T12">input3</text:span><text:span text:style-name="T7">.addAll(</text:span><text:span text:style-name="T12">input2</text:span><text:span text:style-name="T7">);</text:span></text:p>
      <text:p text:style-name="P12"><text:span text:style-name="T7"><text:tab/><text:tab/> <text:s text:c="3"/>System.</text:span><text:span text:style-name="T19">out</text:span><text:span text:style-name="T7">.println(</text:span><text:span text:style-name="T12">c</text:span><text:span text:style-name="T7">);</text:span></text:p>
      <text:p text:style-name="P14"/>
      <text:p text:style-name="P12"><text:span text:style-name="T7"><text:tab/><text:tab/> <text:s text:c="3"/></text:span><text:span text:style-name="T16">//intersection</text:span></text:p>
      <text:p text:style-name="P12"><text:span text:style-name="T7"><text:tab/><text:tab/> <text:s text:c="3"/>Set&lt;Integer&gt; </text:span><text:span text:style-name="T13">input4</text:span><text:span text:style-name="T7"> = </text:span><text:span text:style-name="T1">new</text:span><text:span text:style-name="T7"> TreeSet&lt;Integer&gt;(</text:span><text:span text:style-name="T12">input1</text:span><text:span text:style-name="T7">);</text:span></text:p>
      <text:p text:style-name="P12"><text:span text:style-name="T7"><text:tab/><text:tab/> <text:s text:c="3"/></text:span><text:span text:style-name="T14">input4</text:span><text:span text:style-name="T7">.retainAll(</text:span><text:span text:style-name="T12">input2</text:span><text:span text:style-name="T7">);</text:span></text:p>
      <text:p text:style-name="P12"><text:span text:style-name="T7"><text:tab/><text:tab/> <text:s text:c="3"/>System.</text:span><text:span text:style-name="T19">out</text:span><text:span text:style-name="T7">.println(</text:span><text:span text:style-name="T14">input4</text:span><text:span text:style-name="T7">);</text:span></text:p>
      <text:p text:style-name="P14"/>
      <text:p text:style-name="P12"><text:span text:style-name="T7"><text:tab/><text:tab/> <text:s text:c="3"/></text:span><text:span text:style-name="T16">//difference</text:span></text:p>
      <text:p text:style-name="P12"><text:span text:style-name="T7"><text:tab/><text:tab/> <text:s text:c="3"/>Set&lt;Integer&gt; </text:span><text:span text:style-name="T12">e</text:span><text:span text:style-name="T7"> = </text:span><text:span text:style-name="T1">new</text:span><text:span text:style-name="T7"> TreeSet&lt;Integer&gt;(</text:span><text:span text:style-name="T12">input1</text:span><text:span text:style-name="T7">);</text:span></text:p>
      <text:p text:style-name="P12"><text:span text:style-name="T7"><text:tab/><text:tab/> <text:s text:c="3"/></text:span><text:span text:style-name="T12">e</text:span><text:span text:style-name="T7">.removeAll(</text:span><text:span text:style-name="T12">input2</text:span><text:span text:style-name="T7">);</text:span></text:p>
      <text:p text:style-name="P12"><text:span text:style-name="T7"><text:tab/><text:tab/> <text:s text:c="3"/>System.</text:span><text:span text:style-name="T19">out</text:span><text:span text:style-name="T7">.println(</text:span><text:span text:style-name="T12">e</text:span><text:span text:style-name="T7">);</text:span></text:p>
      <text:p text:style-name="P14"/>
      <text:p text:style-name="P12"><text:span text:style-name="T7"><text:s text:c="11"/></text:span><text:span text:style-name="T1">return</text:span><text:span text:style-name="T7"> </text:span><text:span text:style-name="T1">null</text:span><text:span text:style-name="T7">;</text:span></text:p>
      <text:p text:style-name="P16"><text:tab/>}</text:p>
      <text:p text:style-name="P14"/>
      <text:p text:style-name="P16">}</text:p>
      <text:p text:style-name="P14"/>
      <text:p text:style-name="P16">}</text:p>
      <text:p text:style-name="P20"/>
      <text:p text:style-name="P10"/>
      <text:p text:style-name="P10"/>
      <text:p text:style-name="P10"/>
      <text:p text:style-name="P10"><text:span text:style-name="T5">import</text:span> <text:span text:style-name="T25">java.util.ArrayList</text:span>;</text:p>
      <text:p text:style-name="P14"/>
      <text:p text:style-name="P12"><text:span text:style-name="T1">public</text:span><text:span text:style-name="T7"> </text:span><text:span text:style-name="T1">class</text:span><text:span text:style-name="T7"> MyMain {</text:span></text:p>
      <text:p text:style-name="P14"/>
      <text:p text:style-name="P12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2">args</text:span><text:span text:style-name="T7">) {</text:span></text:p>
      <text:p text:style-name="P12"><text:span text:style-name="T7"><text:tab/><text:tab/></text:span><text:span text:style-name="T16">// </text:span><text:span text:style-name="T26">TODO</text:span><text:span text:style-name="T16"> Auto-generated method stub</text:span></text:p>
      <text:p text:style-name="P14"/>
      <text:p text:style-name="P12"><text:span text:style-name="T7"><text:tab/><text:tab/>String[] </text:span><text:span text:style-name="T12">s1</text:span><text:span text:style-name="T7"> = { </text:span><text:span text:style-name="T24">"aCb"</text:span><text:span text:style-name="T7">, </text:span><text:span text:style-name="T24">"dCdd"</text:span><text:span text:style-name="T7">, </text:span><text:span text:style-name="T24">"rCm"</text:span><text:span text:style-name="T7">, </text:span><text:span text:style-name="T24">"ct"</text:span><text:span text:style-name="T7"> };</text:span></text:p>
      <text:p text:style-name="P12"><text:span text:style-name="T7"><text:tab/><text:tab/></text:span><text:span text:style-name="T1">int</text:span><text:span text:style-name="T7"> </text:span><text:span text:style-name="T12">ip</text:span><text:span text:style-name="T7"> = 3;</text:span></text:p>
      <text:p text:style-name="P12"><text:soft-page-break/><text:span text:style-name="T7"><text:tab/><text:tab/>UserCode.</text:span><text:span text:style-name="T10">getStr</text:span><text:span text:style-name="T7">(</text:span><text:span text:style-name="T12">s1</text:span><text:span text:style-name="T7">, </text:span><text:span text:style-name="T12">ip</text:span><text:span text:style-name="T7">);</text:span></text:p>
      <text:p text:style-name="P12"><text:span text:style-name="T7"><text:tab/>System.</text:span><text:span text:style-name="T19">out</text:span><text:span text:style-name="T7">.println(UserCode.</text:span><text:span text:style-name="T10">getStr</text:span><text:span text:style-name="T7">(</text:span><text:span text:style-name="T12">s1</text:span><text:span text:style-name="T7">, </text:span><text:span text:style-name="T12">ip</text:span><text:span text:style-name="T7">));</text:span></text:p>
      <text:p text:style-name="P14"/>
      <text:p text:style-name="P14"/>
      <text:p text:style-name="P16">}</text:p>
      <text:p text:style-name="P10">}</text:p>
      <text:p text:style-name="P10"/>
      <text:p text:style-name="P10"><text:span text:style-name="T5">import</text:span> <text:span text:style-name="T25">java.util.ArrayList</text:span>;</text:p>
      <text:p text:style-name="P12"><text:span text:style-name="T1">import</text:span><text:span text:style-name="T7"> </text:span><text:span text:style-name="T11">java.util.Iterator</text:span><text:span text:style-name="T7">;</text:span></text:p>
      <text:p text:style-name="P12"><text:span text:style-name="T1">import</text:span><text:span text:style-name="T7"> </text:span><text:span text:style-name="T11">java.util.List</text:span><text:span text:style-name="T7">;</text:span></text:p>
      <text:p text:style-name="P14"/>
      <text:p text:style-name="P12"><text:span text:style-name="T1">public</text:span><text:span text:style-name="T7"> </text:span><text:span text:style-name="T1">class</text:span><text:span text:style-name="T7"> UserCode {</text:span></text:p>
      <text:p text:style-name="P14"/>
      <text:p text:style-name="P16"><text:tab/></text:p>
      <text:p text:style-name="P12"><text:span text:style-name="T7"><text:tab/></text:span><text:span text:style-name="T1">public</text:span><text:span text:style-name="T7"> <text:s/></text:span><text:span text:style-name="T1">static</text:span><text:span text:style-name="T7"> String getStr(String[] </text:span><text:span text:style-name="T12">s1</text:span><text:span text:style-name="T7">, </text:span><text:span text:style-name="T1">int</text:span><text:span text:style-name="T7"> </text:span><text:span text:style-name="T12">ip</text:span><text:span text:style-name="T7">) {</text:span></text:p>
      <text:p text:style-name="P14"/>
      <text:p text:style-name="P16"><text:tab/></text:p>
      <text:p text:style-name="P12"><text:span text:style-name="T7"><text:tab/></text:span><text:span text:style-name="T16">/* Print the Third character in the array</text:span></text:p>
      <text:p text:style-name="P12"><text:span text:style-name="T16"><text:tab/> * <text:tab/>Input1 ={“ABX”,”</text:span><text:span text:style-name="T17">ac</text:span><text:span text:style-name="T16">”,”</text:span><text:span text:style-name="T17">acd</text:span><text:span text:style-name="T16">,</text:span><text:span text:style-name="T17">asd</text:span><text:span text:style-name="T16">”};</text:span></text:p>
      <text:p text:style-name="P15"><text:tab/><text:tab/>Input2 =3;</text:p>
      <text:p text:style-name="P15"><text:tab/><text:tab/>Output1=X$d$d <text:s/></text:p>
      <text:p text:style-name="P15"><text:s text:c="4"/>*/</text:p>
      <text:p text:style-name="P16"><text:tab/><text:tab/></text:p>
      <text:p text:style-name="P12"><text:span text:style-name="T7"><text:tab/><text:tab/>String </text:span><text:span text:style-name="T12">res</text:span><text:span text:style-name="T7">=</text:span><text:span text:style-name="T24">""</text:span><text:span text:style-name="T7">;</text:span></text:p>
      <text:p text:style-name="P12"><text:span text:style-name="T7"><text:tab/><text:tab/></text:span><text:span text:style-name="T1">int</text:span><text:span text:style-name="T7"> </text:span><text:span text:style-name="T12">n</text:span><text:span text:style-name="T7">=</text:span><text:span text:style-name="T12">ip</text:span><text:span text:style-name="T7">-1;</text:span></text:p>
      <text:p text:style-name="P16"><text:tab/><text:tab/></text:p>
      <text:p text:style-name="P12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2">i</text:span><text:span text:style-name="T7">=0;</text:span><text:span text:style-name="T12">i</text:span><text:span text:style-name="T7">&lt;</text:span><text:span text:style-name="T12">s1</text:span><text:span text:style-name="T7">.</text:span><text:span text:style-name="T18">length</text:span><text:span text:style-name="T7">;</text:span><text:span text:style-name="T12">i</text:span><text:span text:style-name="T7">++){</text:span></text:p>
      <text:p text:style-name="P16"><text:tab/><text:tab/><text:tab/></text:p>
      <text:p text:style-name="P12"><text:span text:style-name="T7"><text:tab/><text:tab/><text:tab/>String </text:span><text:span text:style-name="T12">s2</text:span><text:span text:style-name="T7">=</text:span><text:span text:style-name="T12">s1</text:span><text:span text:style-name="T7">[</text:span><text:span text:style-name="T12">i</text:span><text:span text:style-name="T7">];</text:span></text:p>
      <text:p text:style-name="P12"><text:span text:style-name="T7"><text:tab/><text:tab/><text:tab/></text:span><text:span text:style-name="T1">if</text:span><text:span text:style-name="T7">(</text:span><text:span text:style-name="T12">s2</text:span><text:span text:style-name="T7">.length()&gt;=</text:span><text:span text:style-name="T12">ip</text:span><text:span text:style-name="T7">){</text:span></text:p>
      <text:p text:style-name="P12"><text:span text:style-name="T7"><text:tab/><text:tab/><text:tab/></text:span><text:span text:style-name="T12">res</text:span><text:span text:style-name="T7">=</text:span><text:span text:style-name="T12">res</text:span><text:span text:style-name="T7">+</text:span><text:span text:style-name="T12">s2</text:span><text:span text:style-name="T7">.charAt(</text:span><text:span text:style-name="T12">n</text:span><text:span text:style-name="T7">)+</text:span><text:span text:style-name="T24">"$"</text:span><text:span text:style-name="T7">;</text:span></text:p>
      <text:p text:style-name="P16"><text:tab/><text:tab/>}}</text:p>
      <text:p text:style-name="P16"><text:tab/><text:tab/></text:p>
      <text:p text:style-name="P16"><text:tab/> <text:s text:c="3"/></text:p>
      <text:p text:style-name="P12"><text:span text:style-name="T7"><text:tab/><text:tab/>String </text:span><text:span text:style-name="T12">val</text:span><text:span text:style-name="T7">=</text:span><text:span text:style-name="T12">res</text:span><text:span text:style-name="T7">.substring(0, </text:span><text:span text:style-name="T12">res</text:span><text:span text:style-name="T7">.length()-1);</text:span></text:p>
      <text:p text:style-name="P16"><text:tab/><text:tab/></text:p>
      <text:p text:style-name="P12"><text:span text:style-name="T7"><text:tab/><text:tab/></text:span><text:span text:style-name="T1">return</text:span><text:span text:style-name="T7"> </text:span><text:span text:style-name="T12">val</text:span><text:span text:style-name="T7">;</text:span></text:p>
      <text:p text:style-name="P16"><text:tab/><text:tab/></text:p>
      <text:p text:style-name="P14"/>
      <text:p text:style-name="P16"><text:tab/>}</text:p>
      <text:p text:style-name="P16"><text:tab/></text:p>
      <text:p text:style-name="P16">}</text:p>
      <text:p text:style-name="P10"/>
      <text:p text:style-name="P10"/>
      <text:p text:style-name="P11">import java.util.HashMap;</text:p>
      <text:p text:style-name="P11">import java.util.Iterator;</text:p>
      <text:p text:style-name="P11">import java.util.Map;</text:p>
      <text:p text:style-name="P11"/>
      <text:p text:style-name="P11">public class UserCode {</text:p>
      <text:p text:style-name="P11"/>
      <text:p text:style-name="P11"><text:tab/></text:p>
      <text:p text:style-name="P11"><text:tab/>public static int avgValuesOfOddKeys(Map&lt;Integer, Integer&gt; m1) {</text:p>
      <text:p text:style-name="P11"><text:tab/><text:tab/></text:p>
      <text:p text:style-name="P11"><text:tab/><text:tab/></text:p>
      <text:p text:style-name="P11"><text:tab/>/*<text:tab/>In a hashmap if key is odd then find average of value as integer</text:p>
      <text:p text:style-name="P11"><text:tab/> * </text:p>
      <text:p text:style-name="P11"><text:tab/> <text:s text:c="3"/>ex1:Input={1:4,2:6,4:7,5:9}</text:p>
      <text:p text:style-name="P11"><text:tab/> <text:s text:c="7"/>output=(4+9)/2</text:p>
      <text:p text:style-name="P11"><text:soft-page-break/><text:tab/> <text:s text:c="3"/>ex2:Input={1:4,3:6,4:7,5:9}</text:p>
      <text:p text:style-name="P11"><text:tab/> <text:s text:c="7"/>output=(4+6+9)/3</text:p>
      <text:p text:style-name="P11"><text:tab/> <text:s text:c="3"/></text:p>
      <text:p text:style-name="P11"><text:tab/> <text:s text:c="3"/>If all the keys in input are given as even. Then return 0;</text:p>
      <text:p text:style-name="P11"><text:tab/> */ <text:s text:c="3"/></text:p>
      <text:p text:style-name="P11"><text:tab/> <text:s text:c="7"/></text:p>
      <text:p text:style-name="P11"><text:tab/> <text:s text:c="7"/>int avg=0; int sum = 0; int count = 0;</text:p>
      <text:p text:style-name="P11"><text:tab/> <text:s text:c="7"/>for(Map.Entry m:m1.entrySet()){</text:p>
      <text:p text:style-name="P11"><text:tab/> <text:s text:c="7"/>int a=(int)m.getKey();</text:p>
      <text:p text:style-name="P11"><text:tab/> <text:s text:c="7"/>if(a%2!=0){</text:p>
      <text:p text:style-name="P11"><text:tab/> <text:s text:c="7"/><text:tab/>int d=(int)m.getValue();</text:p>
      <text:p text:style-name="P11"><text:tab/> <text:s text:c="7"/><text:tab/>sum=sum+d;</text:p>
      <text:p text:style-name="P11"><text:tab/> <text:s text:c="7"/><text:tab/>count++;</text:p>
      <text:p text:style-name="P11"><text:tab/> <text:s text:c="7"/><text:tab/></text:p>
      <text:p text:style-name="P11"><text:tab/> <text:s text:c="7"/>}</text:p>
      <text:p text:style-name="P11"><text:tab/> <text:s text:c="7"/>}</text:p>
      <text:p text:style-name="P11"><text:tab/> <text:s text:c="7"/>avg=sum/count;</text:p>
      <text:p text:style-name="P11"><text:tab/><text:tab/>return avg;</text:p>
      <text:p text:style-name="P11"><text:tab/></text:p>
      <text:p text:style-name="P11"><text:tab/>}</text:p>
      <text:p text:style-name="P11"><text:tab/>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00:04.383000000</meta:creation-date>
    <dc:date>2019-05-28T18:49:12.917000000</dc:date>
    <meta:editing-duration>PT1H25M4S</meta:editing-duration>
    <meta:editing-cycles>7</meta:editing-cycles>
    <meta:generator>LibreOffice/5.1.5.2$Windows_X86_64 LibreOffice_project/7a864d8825610a8c07cfc3bc01dd4fce6a9447e5</meta:generator>
    <meta:document-statistic meta:table-count="0" meta:image-count="0" meta:object-count="0" meta:page-count="13" meta:paragraph-count="488" meta:word-count="1463" meta:character-count="12426" meta:non-whitespace-character-count="9998"/>
  </office:meta>
</office:document-meta>
</file>